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23" style:family="paragraph" style:parent-style-name="Standard" style:list-style-name="L2">
      <style:text-properties officeooo:paragraph-rsid="00c7482f"/>
    </style:style>
    <style:style style:name="P24" style:family="paragraph" style:parent-style-name="Standard" style:list-style-name="L2">
      <style:text-properties officeooo:rsid="0096092e" officeooo:paragraph-rsid="00a6b4ef"/>
    </style:style>
    <style:style style:name="P25" style:family="paragraph" style:parent-style-name="Standard" style:list-style-name="L2">
      <style:text-properties fo:font-weight="bold" officeooo:rsid="00ad251c" officeooo:paragraph-rsid="00bc799f" fo:background-color="transparent" style:font-weight-asian="bold" style:font-weight-complex="bold"/>
    </style:style>
    <style:style style:name="P26" style:family="paragraph" style:parent-style-name="Standard" style:list-style-name="L2">
      <style:text-properties officeooo:rsid="00ad251c" officeooo:paragraph-rsid="00bc799f"/>
    </style:style>
    <style:style style:name="P27" style:family="paragraph" style:parent-style-name="Standard" style:list-style-name="L2">
      <style:text-properties officeooo:rsid="00c0c802" officeooo:paragraph-rsid="00c0c802"/>
    </style:style>
    <style:style style:name="P28" style:family="paragraph" style:parent-style-name="Standard" style:list-style-name="L2">
      <style:text-properties officeooo:rsid="00bc799f" officeooo:paragraph-rsid="00bc799f"/>
    </style:style>
    <style:style style:name="P29" style:family="paragraph" style:parent-style-name="Standard" style:list-style-name="L2">
      <style:text-properties officeooo:rsid="00179ad9" officeooo:paragraph-rsid="00179ad9"/>
    </style:style>
    <style:style style:name="P30" style:family="paragraph" style:parent-style-name="Standard" style:list-style-name="L2">
      <style:text-properties officeooo:rsid="00179ad9" officeooo:paragraph-rsid="0093e80e"/>
    </style:style>
    <style:style style:name="P31" style:family="paragraph" style:parent-style-name="Standard" style:list-style-name="L2">
      <style:text-properties officeooo:rsid="00a6b4ef" officeooo:paragraph-rsid="00a6b4ef"/>
    </style:style>
    <style:style style:name="P32" style:family="paragraph" style:parent-style-name="Standard" style:list-style-name="L2">
      <style:text-properties officeooo:rsid="00a6b4ef" officeooo:paragraph-rsid="00c4ce09"/>
    </style:style>
    <style:style style:name="P33" style:family="paragraph" style:parent-style-name="Standard" style:list-style-name="L2">
      <style:text-properties officeooo:rsid="00a6b4ef" officeooo:paragraph-rsid="00c5ab5f"/>
    </style:style>
    <style:style style:name="P34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ee14a" fo:background-color="transparent" loext:char-shading-value="0" style:font-weight-asian="bold" style:font-weight-complex="bold"/>
    </style:style>
    <style:style style:name="T7" style:family="text">
      <style:text-properties fo:font-weight="bold" officeooo:rsid="00c0d841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d251c" fo:background-color="transparent" loext:char-shading-value="0"/>
    </style:style>
    <style:style style:name="T14" style:family="text">
      <style:text-properties fo:color="#2b511a" fo:background-color="transparent" loext:char-shading-value="0"/>
    </style:style>
    <style:style style:name="T15" style:family="text">
      <style:text-properties fo:color="#2b511a" fo:font-weight="normal" fo:background-color="transparent" loext:char-shading-value="0" style:font-weight-asian="normal" style:font-weight-complex="normal"/>
    </style:style>
    <style:style style:name="T16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9de8de"/>
    </style:style>
    <style:style style:name="T20" style:family="text">
      <style:text-properties officeooo:rsid="009f81fd"/>
    </style:style>
    <style:style style:name="T21" style:family="text">
      <style:text-properties officeooo:rsid="00ad2675"/>
    </style:style>
    <style:style style:name="T22" style:family="text">
      <style:text-properties officeooo:rsid="00af8ac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bab592" style:font-style-asian="italic" style:font-style-complex="italic"/>
    </style:style>
    <style:style style:name="T25" style:family="text">
      <style:text-properties officeooo:rsid="00c2cb1b"/>
    </style:style>
    <style:style style:name="T26" style:family="text">
      <style:text-properties officeooo:rsid="00179ad9"/>
    </style:style>
    <style:style style:name="T27" style:family="text">
      <style:text-properties officeooo:rsid="00c74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201541902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19">set all 5 to False in case we don’t want to attack the converting ship.</text:span></text:p>
            </text:list-item>
            <text:list-item>
              <text:p text:style-name="P11">Handle box in logic – abort attack <text:span text:style-name="T20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18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1458828942" text:style-name="L2">
        <text:list-item>
          <text:p text:style-name="P24"><text:span text:style-name="T15">Fix the base abandoning/</text:span><text:span text:style-name="T16">defense</text:span><text:span text:style-name="T15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5">). </text:span><text:span text:style-name="T17">Bug: I was defending the wrong base.</text:span></text:p>
        </text:list-item>
        <text:list-item>
          <text:p text:style-name="P15"><text:span text:style-name="T13">D</text:span><text:span text:style-name="T12">efend &gt; 1 base</text:span></text:p>
        </text:list-item>
        <text:list-item>
          <text:p text:style-name="P16">Allow returning to an abandoned base if I can do so safely</text:p>
        </text:list-item>
        <text:list-item>
          <text:p text:style-name="P17">Don’t attack an opponent when it will likely get me killed afterwards (unless if I’m winning and attacking the number 2)</text:p>
        </text:list-item>
        <text:list-item>
          <text:p text:style-name="P18">Add the number of bases in the approximate scores</text:p>
        </text:list-item>
        <text:list-item>
          <text:p text:style-name="P19">Ignore the max ship schedule for now – set a very high schedule</text:p>
        </text:list-item>
        <text:list-item>
          <text:p text:style-name="P20">Reduce aggressive camping patience - once I am attacked I should be careful when camping <text:span text:style-name="T9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1">Don’t keep rebuilding bases after abandonment – stop at <text:span text:style-name="T25">3 non permanently camped not attacked positions</text:span></text:p>
        </text:list-item>
        <text:list-item>
          <text:p text:style-name="P25">Strategically create &gt; 1 base</text:p>
          <text:list>
            <text:list-item>
              <text:p text:style-name="P26"><text:span text:style-name="T5">Attack bases not only based on distance to the main base </text:span><text:span text:style-name="T6">but on distance to strategic bases</text:span></text:p>
            </text:list-item>
            <text:list-item>
              <text:p text:style-name="P27"><text:span text:style-name="T6">A</text:span><text:span text:style-name="T4">ttack campers at strategic bases</text:span></text:p>
            </text:list-item>
            <text:list-item>
              <text:p text:style-name="P22">Smarter number of defenders per base</text:p>
            </text:list-item>
            <text:list-item>
              <text:p text:style-name="P28"><text:span text:style-name="T4">Smarter return on rescue missions – </text:span><text:span text:style-name="T7">return to the nearest active base</text:span></text:p>
            </text:list-item>
          </text:list>
        </text:list-item>
        <text:list-item>
          <text:p text:style-name="P29"><text:span text:style-name="T23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4">Probably obsolete when strategically creating &gt; 1 base</text:span></text:p>
        </text:list-item>
      </text:list>
      <text:p text:style-name="P2"/>
      <text:p text:style-name="P5">Open <text:span text:style-name="T10">questions</text:span></text:p>
      <text:list xml:id="list183630611412257" text:continue-numbering="true" text:style-name="L2">
        <text:list-item>
          <text:p text:style-name="P30"><text:span text:style-name="T14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1">a threat at D2 – resulted in incorrectly ignoring the threat at D1 (FIXED)</text:span></text:p>
        </text:list-item>
      </text:list>
      <text:p text:style-name="P3"/>
      <text:p text:style-name="P7"><text:span text:style-name="T21">Later t</text:span>his week development <text:span text:style-name="T21">ideas</text:span></text:p>
      <text:list xml:id="list183628659876148" text:continue-numbering="true" text:style-name="L2">
        <text:list-item>
          <text:p text:style-name="P31">Strategically create &gt; 1 base</text:p>
        </text:list-item>
        <text:list-item>
          <text:p text:style-name="P32">Try out farming Fei Wang strategy - <text:span text:style-name="T26">Factor in the boxed in halite of bases into the score</text:span></text:p>
        </text:list-item>
        <text:list-item>
          <text:p text:style-name="P33">Smarter rescue strategy (avoid aggressive attackers) <text:span text:style-name="T22">(also: more aggressive attacking in predictable opponent behavior: loops and rescue).</text:span></text:p>
          <text:p text:style-name="P23"><text:soft-page-break/><text:span text:style-name="T22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7">step 207.</text:span></text:p>
        </text:list-item>
        <text:list-item>
          <text:p text:style-name="P34">Better coordination in pack hunting (less solo ships)</text:p>
        </text:list-item>
        <text:list-item>
          <text:p text:style-name="P35">Box in pack hun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01T18:28:15.474416924</dc:date>
    <meta:editing-duration>P25DT4H23M20S</meta:editing-duration>
    <meta:editing-cycles>136</meta:editing-cycles>
    <meta:document-statistic meta:table-count="0" meta:image-count="0" meta:object-count="0" meta:page-count="2" meta:paragraph-count="34" meta:word-count="513" meta:character-count="2956" meta:non-whitespace-character-count="2497"/>
  </office:meta>
</office:document-meta>
</file>